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4"/>
          <table:table-cell office:value-type="string" calcext:value-type="string">
            <text:p>waiv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dbuf_wr width problem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Trying to prove $equiv for \dbuf_wr_data [0]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ying to prove $equiv for \dlv_end_tag1_vld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/>
          <table:table-cell office:value-type="string" calcext:value-type="string">
            <text:p>Firesim</text:p>
          </table:table-cell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ed on 12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sc_d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 [0]: failed.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buf_dat_rd_addr: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mac_dat_a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cg_wg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{ \dat_rsp_pd [26:7] \dat_rsp_pd [0] }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cdma_dat_entries_w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in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l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batch_cnt:</text:p>
          </table:table-cell>
          <table:table-cell table:number-columns-repeated="6"/>
          <table:table-cell office:value-type="string" calcext:value-type="string">
            <text:p><text:s/>Proving existence of base case for step 1. (1528066 clauses over 576377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0]: failed.</text:p>
          </table:table-cell>
          <table:table-cell table:number-columns-repeated="6"/>
          <table:table-cell office:value-type="string" calcext:value-type="string">
            <text:p><text:s text:c="2"/>Proving induction step 1. (3209891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batch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2. (3209892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3]: failed.</text:p>
          </table:table-cell>
          <table:table-cell table:number-columns-repeated="6"/>
          <table:table-cell office:value-type="string" calcext:value-type="string">
            <text:p><text:s text:c="2"/>Proving induction step 2. (4891717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4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/>Grouping SAT models for \stripe_cnt:</text:p>
          </table:table-cell>
          <table:table-cell table:number-columns-repeated="6"/>
          <table:table-cell office:value-type="string" calcext:value-type="string">
            <text:p><text:s text:c="2"/>Proving existence of base case for step 3. (4891718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0]: failed.</text:p>
          </table:table-cell>
          <table:table-cell table:number-columns-repeated="6"/>
          <table:table-cell office:value-type="string" calcext:value-type="string">
            <text:p><text:s text:c="2"/>Proving induction step 3. (6573543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4. (6573544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3]: failed.</text:p>
          </table:table-cell>
          <table:table-cell table:number-columns-repeated="6"/>
          <table:table-cell office:value-type="string" calcext:value-type="string">
            <text:p><text:s text:c="2"/>Proving induction step 4. (8255369 clauses over 3066425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4]: failed.</text:p>
          </table:table-cell>
          <table:table-cell table:number-columns-repeated="6"/>
          <table:table-cell office:value-type="string" calcext:value-type="string">
            <text:p><text:s text:c="2"/>Proof for induction step failed. Trying to prove individual $equiv from workset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5]: failed.</text:p>
          </table:table-cell>
          <table:table-cell table:number-columns-repeated="6"/>
          <table:table-cell office:value-type="string" calcext:value-type="string">
            <text:p><text:s text:c="2"/>Trying to prove $equiv for \dat_req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6]: failed.</text:p>
          </table:table-cell>
          <table:table-cell table:number-columns-repeated="6"/>
          <table:table-cell office:value-type="string" calcext:value-type="string">
            <text:p><text:s text:c="2"/>Trying to prove $equiv for \dat_pipe_local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dat_exec_valid_d1: failed.</text:p>
          </table:table-cell>
          <table:table-cell table:number-columns-repeated="6"/>
          <table:table-cell office:value-type="string" calcext:value-type="string">
            <text:p><text:s text:c="2"/>Trying to prove $equiv for \dat_conv_req_dummy: failed.</text:p>
          </table:table-cell>
        </table:table-row>
        <table:table-row table:style-name="ro1">
          <table:table-cell office:value-type="string" calcext:value-type="string">
            <text:p><text:s text:c="2"/>Trying to prove $equiv for \sub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stripe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local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4]: failed.</text:p>
          </table:table-cell>
        </table:table-row>
        <table:table-row table:style-name="ro1">
          <table:table-cell office:value-type="string" calcext:value-type="string">
            <text:p><text:s/>Grouping SAT models for \dat_req_bytes_d1:</text:p>
          </table:table-cell>
          <table:table-cell table:number-columns-repeated="6"/>
          <table:table-cell office:value-type="string" calcext:value-type="string">
            <text:p><text:s text:c="2"/>Trying to prove $equiv for \sc2mac_dat_a_data1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5]: failed.</text:p>
          </table:table-cell>
        </table:table-row>
        <table:table-row table:style-name="ro1">
          <table:table-cell office:value-type="string" calcext:value-type="string">
            <text:p><text:s/>Grouping SAT models for \dataout_w_cnt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1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7]: failed.</text:p>
          </table:table-cell>
        </table:table-row>
        <table:table-row table:style-name="ro1">
          <table:table-cell office:value-type="string" calcext:value-type="string">
            <text:p><text:s/>Grouping SAT models for \dataout_w_ori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1]: failed.</text:p>
          </table:table-cell>
        </table:table-row>
        <table:table-row table:style-name="ro1">
          <table:table-cell office:value-type="string" calcext:value-type="string">
            <text:p><text:s/>Grouping SAT models for \dataout_w_cnt_inc: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<text:s text:c="2"/>Trying to prove $equiv for \sc2mac_dat_a_data20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is_last_channel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c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6]: failed.</text:p>
          </table:table-cell>
        </table:table-row>
        <table:table-row table:style-name="ro1">
          <table:table-cell office:value-type="string" calcext:value-type="string">
            <text:p><text:s/>Grouping SAT models for \pixel_w_cnt:</text:p>
          </table:table-cell>
          <table:table-cell table:number-columns-repeated="6"/>
          <table:table-cell office:value-type="string" calcext:value-type="string">
            <text:p><text:s text:c="2"/>Trying to prove $equiv for \sc2mac_dat_a_data2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7]: failed.</text:p>
          </table:table-cell>
        </table:table-row>
        <table:table-row table:style-name="ro1">
          <table:table-cell office:value-type="string" calcext:value-type="string">
            <text:p><text:s/>Grouping SAT models for \pixel_w_ori:</text:p>
          </table:table-cell>
          <table:table-cell table:number-columns-repeated="6"/>
          <table:table-cell office:value-type="string" calcext:value-type="string">
            <text:p><text:s text:c="2"/>Trying to prove $equiv for \sc2mac_dat_a_data2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clr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ch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6]: failed.</text:p>
          </table:table-cell>
        </table:table-row>
        <table:table-row table:style-name="ro1">
          <table:table-cell office:value-type="string" calcext:value-type="string">
            <text:p><text:s/>Grouping SAT models for \datain_h_cnt:</text:p>
          </table:table-cell>
          <table:table-cell table:number-columns-repeated="6"/>
          <table:table-cell office:value-type="string" calcext:value-type="string">
            <text:p><text:s text:c="2"/>Trying to prove $equiv for \sc2mac_dat_a_data2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conv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wg_req_skip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img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1]: failed.</text:p>
          </table:table-cell>
        </table:table-row>
        <table:table-row table:style-name="ro1">
          <table:table-cell office:value-type="string" calcext:value-type="string">
            <text:p><text:s/>Grouping SAT models for \w_bias_int8 [12:0]:</text:p>
          </table:table-cell>
          <table:table-cell table:number-columns-repeated="6"/>
          <table:table-cell office:value-type="string" calcext:value-type="string">
            <text:p><text:s text:c="2"/>Trying to prove $equiv for \sc2mac_dat_a_data2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1]: failed.</text:p>
          </table:table-cell>
        </table:table-row>
        <table:table-row table:style-name="ro1">
          <table:table-cell office:value-type="string" calcext:value-type="string">
            <text:p><text:s/>Grouping SAT models for \dat_req_sub_w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4]: failed.</text:p>
          </table:table-cell>
        </table:table-row>
        <table:table-row table:style-name="ro1">
          <table:table-cell office:value-type="string" calcext:value-type="string">
            <text:p><text:s/>Grouping SAT models for \dat_req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c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h_end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dummy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2]: failed.</text:p>
          </table:table-cell>
        </table:table-row>
        <table:table-row table:style-name="ro1">
          <table:table-cell office:value-type="string" calcext:value-type="string">
            <text:p><text:s/>Grouping SAT models for \dat_req_cur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6]: failed.</text:p>
          </table:table-cell>
        </table:table-row>
        <table:table-row table:style-name="ro1">
          <table:table-cell office:value-type="string" calcext:value-type="string">
            <text:p><text:s/>Grouping SAT models for \dat_req_flag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rls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1]: failed.</text:p>
          </table:table-cell>
        </table:table-row>
        <table:table-row table:style-name="ro1">
          <table:table-cell office:value-type="string" calcext:value-type="string">
            <text:p><text:s/>Grouping SAT models for \h_bias_0_d1:</text:p>
          </table:table-cell>
          <table:table-cell table:number-columns-repeated="6"/>
          <table:table-cell office:value-type="string" calcext:value-type="string">
            <text:p><text:s text:c="2"/>Trying to prove $equiv for \sc2mac_dat_a_data3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7]: failed.</text:p>
          </table:table-cell>
        </table:table-row>
        <table:table-row table:style-name="ro1">
          <table:table-cell office:value-type="string" calcext:value-type="string">
            <text:p><text:s/>Grouping SAT models for \h_bias_1_d1:</text:p>
          </table:table-cell>
          <table:table-cell table:number-columns-repeated="6"/>
          <table:table-cell office:value-type="string" calcext:value-type="string">
            <text:p><text:s text:c="2"/>Trying to prove $equiv for \sc2mac_dat_a_data3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5]: failed.</text:p>
          </table:table-cell>
        </table:table-row>
        <table:table-row table:style-name="ro1">
          <table:table-cell office:value-type="string" calcext:value-type="string">
            <text:p><text:s/>Grouping SAT models for \h_bias_2_d1:</text:p>
          </table:table-cell>
          <table:table-cell table:number-columns-repeated="6"/>
          <table:table-cell office:value-type="string" calcext:value-type="string">
            <text:p><text:s text:c="2"/>Trying to prove $equiv for \sc2mac_dat_a_data35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3]: failed.</text:p>
          </table:table-cell>
        </table:table-row>
        <table:table-row table:style-name="ro1">
          <table:table-cell office:value-type="string" calcext:value-type="string">
            <text:p><text:s/>Grouping SAT models for \h_bias_3_d1:</text:p>
          </table:table-cell>
          <table:table-cell table:number-columns-repeated="6"/>
          <table:table-cell office:value-type="string" calcext:value-type="string">
            <text:p><text:s text:c="2"/>Trying to prove $equiv for \sc2mac_dat_a_data3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5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6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7]: failed.</text:p>
          </table:table-cell>
          <table:table-cell table:number-columns-repeated="6"/>
          <table:table-cell office:value-type="string" calcext:value-type="string">
            <text:p><text:s text:c="2"/>Trying to prove $equiv for \pixel_ch_ori_reg_en: success!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w_bias_d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is_dat_req_addr_wrap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eq_addr_la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buf_dat_rd_en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pipe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dummy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exec_sub_h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out_fla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d 0 previously unproven $equiv cells.</text:p>
          </table:table-cell>
          <table:table-cell table:number-columns-repeated="7"/>
        </table:table-row>
        <table:table-row table:style-name="ro1" table:number-rows-repeated="818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36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15">
          <table:table-cell table:number-columns-repeated="8"/>
        </table:table-row>
        <table:table-row table:style-name="ro1" table:number-rows-repeated="3286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aived</text:p>
          </table:table-cell>
          <table:table-cell table:number-columns-repeated="2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6:11:03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22T06:47:27.572000000</dc:date>
    <meta:editing-duration>P2DT4H11M18S</meta:editing-duration>
    <meta:editing-cycles>15</meta:editing-cycles>
    <meta:document-statistic meta:table-count="12" meta:cell-count="2165" meta:object-count="0"/>
  </office:meta>
</office:document-meta>
</file>